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CHRISTIAN LIBERTY-PAUL'S APPROACH (9:1-2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CHRISTIAN LIBERTY-PAUL'S APPROACH (9:1-2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basis of his rights (9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basis of his rights (9:1-3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is an apostle of Christ (9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has seen Christ (9:1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e has led many to Christ (9:1c-3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CHRISTIAN LIBERTY-PAUL'S APPROACH (9:1-23):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basis of his rights (9:1-3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extent of his rights (9:4-12a, 13-14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extent of his rights (9:4-12a, 13-14):<text:s text:c="1"/></text:span><text:span text:style-name="a485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right of hospitality (9: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right to travel with his family (9:5-6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right to enjoy financial support (9:7-12a, 13-14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The right to enjoy financial support (9:7-12a, 13-14)<text:s text:c="1"/></text:span><text:span text:style-name="a503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A soldier is paid for his services (9:7a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A vineyard owner eats from the grapes he harvests (9:7b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A shepherd drinks from the milk of his flock (9:7c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A farmer shares in the fruit of his crops (9:8-12a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A priest partakes from the animal sacrifices he offers (9:13-14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extent of his rights (9:4-12a, 13-14):<text:s text:c="1"/></text:span><text:span text:style-name="a527" text:class-names=""/></text:p>
          </draw:text-box>
          <svg:title/>
          <svg:desc/>
        </draw:frame>
        <draw:frame draw:id="id96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right of hospitality (9: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right to travel with his family (9:5-6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right to enjoy financial support (9:7-12a, 13-14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12-tx-Title-and-Text" presentation:presentation-page-layout-name="Master1-PPL12" draw:id="Slide-263">
        <draw:frame draw:id="id97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CHRISTIAN LIBERTY-PAUL'S APPROACH (9:1-23):<text:s text:c="1"/></text:span><text:span text:style-name="a545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basis of his rights (9:1-3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extent of his rights (9:4-12a, 13-14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use of his rights (9:12b, 15-18, 20-22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The use of his rights (9:12b, 15-18, 20-22):<text:s text:c="1"/></text:span><text:span text:style-name="a563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What he does not do (9:12b, 15-18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What he does (9:19-22a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0" draw:style-name="a576" draw:master-page-name="Master1-Layout12-tx-Title-and-Text" presentation:presentation-page-layout-name="Master1-PPL12" draw:id="Slide-265">
        <draw:frame draw:id="id101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What he does (9:19-22a):<text:s text:c="1"/></text:span><text:span text:style-name="a578" text:class-names=""/></text:p>
          </draw:text-box>
          <svg:title/>
          <svg:desc/>
        </draw:frame>
        <draw:frame draw:id="id102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o the Jews he becomes like a Jew (9:19-20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o the Gentiles he becomes like a Gentile (9:21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o the weak he becomes weak (9:22a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1" draw:style-name="a594" draw:master-page-name="Master1-Layout12-tx-Title-and-Text" presentation:presentation-page-layout-name="Master1-PPL12" draw:id="Slide-266">
        <draw:frame draw:id="id103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The use of his rights (9:12b, 15-18, 20-22):<text:s text:c="1"/></text:span><text:span text:style-name="a596" text:class-names=""/></text:p>
          </draw:text-box>
          <svg:title/>
          <svg:desc/>
        </draw:frame>
        <draw:frame draw:id="id104" presentation:style-name="a611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What he does not do (9:12b, 15-18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What he does (9:19-22a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Why he does it (9:22b-23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2" draw:style-name="a612" draw:master-page-name="Master1-Layout12-tx-Title-and-Text" presentation:presentation-page-layout-name="Master1-PPL12" draw:id="Slide-267">
        <draw:frame draw:id="id105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CHRISTIAN LIBERTY-PAUL'S APPROACH (9:1-23):<text:s text:c="1"/></text:span><text:span text:style-name="a614" text:class-names=""/></text:p>
          </draw:text-box>
          <svg:title/>
          <svg:desc/>
        </draw:frame>
        <draw:frame draw:id="id106" presentation:style-name="a632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The basis of his rights (9:1-3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extent of his rights (9:4-12a, 13-14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use of his rights (9:12b, 15-18, 20-22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CHRISTIAN LIBERTY (9:24-27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3" draw:style-name="a633" draw:master-page-name="Master1-Layout1-title-Title-Slide" presentation:presentation-page-layout-name="Master1-PPL1" draw:id="Slide-268">
        <draw:frame draw:id="id107" presentation:style-name="a637" draw:name="Title 1" svg:x="1.38in" svg:y="0.83in" svg:width="10.3in" svg:height="4.42in" presentation:class="title" presentation:placeholder="false">
          <draw:text-box>
            <text:p text:style-name="a636" text:class-names="" text:cond-style-name=""><text:span text:style-name="a634" text:class-names=""><text:s text:c="1"/>CHRISTIAN LIBERTY (9:24-27):<text:s text:c="1"/></text:span><text:span text:style-name="a635" text:class-names=""/></text:p>
          </draw:text-box>
          <svg:title/>
          <svg:desc/>
        </draw:frame>
        <draw:frame draw:id="id108" presentation:style-name="a642" draw:name="Subtitle 2" svg:x="1.38in" svg:y="5.25in" svg:width="10.3in" svg:height="1.85in" presentation:class="subtitle" presentation:placeholder="false">
          <draw:text-box>
            <text:p text:style-name="a639" text:class-names="" text:cond-style-name=""><text:span text:style-name="a638" text:class-names=""><text:s text:c="1"/>The apostle's challenge (9:24-26)<text:s text:c="1"/></text:span></text:p>
            <text:p text:style-name="a641" text:class-names="" text:cond-style-name=""><text:span text:style-name="a640" text:class-names=""/></text:p>
          </draw:text-box>
          <svg:title/>
          <svg:desc/>
        </draw:frame>
      </draw:page>
      <draw:page draw:name="Slide14" draw:style-name="a643" draw:master-page-name="Master1-Layout12-tx-Title-and-Text" presentation:presentation-page-layout-name="Master1-PPL12" draw:id="Slide-269">
        <draw:frame draw:id="id109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The apostle's challenge (9:24-26)<text:s text:c="1"/></text:span><text:span text:style-name="a645" text:class-names=""/></text:p>
          </draw:text-box>
          <svg:title/>
          <svg:desc/>
        </draw:frame>
        <draw:frame draw:id="id110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Run to win the race (9:24-25).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Fight to win the battle (9:26).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5" draw:style-name="a658" draw:master-page-name="Master1-Layout12-tx-Title-and-Text" presentation:presentation-page-layout-name="Master1-PPL12" draw:id="Slide-270">
        <draw:frame draw:id="id111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CHRISTIAN LIBERTY (9:24-27):<text:s text:c="1"/></text:span><text:span text:style-name="a660" text:class-names=""/></text:p>
          </draw:text-box>
          <svg:title/>
          <svg:desc/>
        </draw:frame>
        <draw:frame draw:id="id112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apostle's challenge (9:24-26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apostle's concern (9:27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6" draw:style-name="a673" draw:master-page-name="Master1-Layout12-tx-Title-and-Text" presentation:presentation-page-layout-name="Master1-PPL12" draw:id="Slide-271">
        <draw:frame draw:id="id113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apostle's concern (9:27)<text:s text:c="1"/></text:span><text:span text:style-name="a675" text:class-names=""/></text:p>
          </draw:text-box>
          <svg:title/>
          <svg:desc/>
        </draw:frame>
        <draw:frame draw:id="id114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What he does (9:27a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Why he does it (9:27b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7" draw:style-name="a688" draw:master-page-name="Master1-Layout12-tx-Title-and-Text" presentation:presentation-page-layout-name="Master1-PPL12" draw:id="Slide-272">
        <draw:frame draw:id="id115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<text:s text:c="1"/>CHRISTIAN LIBERTY (9:24-27):<text:s text:c="1"/></text:span><text:span text:style-name="a690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The apostle's challenge (9:24-26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apostle's concern (9:27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18" draw:style-name="a703" draw:master-page-name="Master1-Layout12-tx-Title-and-Text" presentation:presentation-page-layout-name="Master1-PPL12" draw:id="Slide-273">
        <draw:frame draw:id="id117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CHRISTIAN LIBERTY-PAUL'S APPROACH (9:1-23):<text:s text:c="1"/></text:span><text:span text:style-name="a705" text:class-names=""/></text:p>
          </draw:text-box>
          <svg:title/>
          <svg:desc/>
        </draw:frame>
        <draw:frame draw:id="id118" presentation:style-name="a723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The basis of his rights (9:1-3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extent of his rights (9:4-12a, 13-14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The use of his rights (9:12b, 15-18, 20-22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CHRISTIAN LIBERTY (9:24-27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19" draw:style-name="a724" draw:master-page-name="Master1-Layout1-title-Title-Slide" presentation:presentation-page-layout-name="Master1-PPL1" draw:id="Slide-274">
        <draw:frame draw:id="id119" presentation:style-name="a728" draw:name="Title 1" svg:x="1.38in" svg:y="0.83in" svg:width="10.3in" svg:height="4.42in" presentation:class="title" presentation:placeholder="false">
          <draw:text-box>
            <text:p text:style-name="a727" text:class-names="" text:cond-style-name=""><text:span text:style-name="a725" text:class-names="">1 Corinthians 9<text:s text:c="1"/></text:span><text:span text:style-name="a726" text:class-names=""/></text:p>
          </draw:text-box>
          <svg:title/>
          <svg:desc/>
        </draw:frame>
        <draw:frame draw:id="id120" presentation:style-name="a733" draw:name="Subtitle 2" svg:x="1.38in" svg:y="5.25in" svg:width="10.3in" svg:height="1.85in" presentation:class="subtitle" presentation:placeholder="false">
          <draw:text-box>
            <text:p text:style-name="a730" text:class-names="" text:cond-style-name=""><text:span text:style-name="a729" text:class-names="">CHRISTIAN LIBERTY-PAUL'S APPROACH (9:1-23):<text:s text:c="1"/></text:span></text:p>
            <text:p text:style-name="a732" text:class-names="" text:cond-style-name=""><text:span text:style-name="a73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9 </dc:title>
    <meta:initial-creator>David STRICKLAND</meta:initial-creator>
    <dc:creator>David STRICKLAND</dc:creator>
    <meta:creation-date>2020-02-22T17:26:47Z</meta:creation-date>
    <dc:date>2020-02-22T17:26:47Z</dc:date>
    <meta:template xlink:href="BibleStudy" xlink:type="simple"/>
    <meta:editing-cycles>1</meta:editing-cycles>
    <meta:editing-duration>PT0S</meta:editing-duration>
    <meta:document-statistic meta:paragraph-count="66" meta:word-count="595"/>
  </office:meta>
</office:document-meta>
</file>